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1in" fo:margin-right="0in" fo:text-indent="-0.25in" style:auto-text-indent="false"/>
    </style:style>
    <style:style style:name="P14" style:family="paragraph" style:parent-style-name="Standard" style:list-style-name="WWNum1">
      <style:paragraph-properties fo:margin-left="1in" fo:margin-right="0in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/>
    </style:style>
    <style:style style:name="P16" style:family="paragraph" style:parent-style-name="Standard" style:list-style-name="WWNum4">
      <style:paragraph-properties fo:margin-left="1in" fo:margin-right="0in" fo:text-indent="-0.25in" style:auto-text-indent="false"/>
    </style:style>
    <style:style style:name="P1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>
      <style:paragraph-properties fo:margin-top="0.139in" fo:margin-bottom="0.0417in" loext:contextual-spacing="false" fo:line-height="100%"/>
    </style:style>
    <style:style style:name="P22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23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2in" fo:margin-right="0in" fo:text-indent="-0.25in" style:auto-text-indent="false"/>
    </style:style>
    <style:style style:name="P28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2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2.5in" fo:margin-right="0in" fo:text-indent="-0.25in" style:auto-text-indent="false"/>
    </style:style>
    <style:style style:name="P31" style:family="paragraph" style:parent-style-name="Standard" style:list-style-name="WWNum1">
      <style:paragraph-properties fo:margin-left="2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33" style:family="paragraph" style:parent-style-name="Heading_20_1" style:master-page-name="Standard">
      <style:paragraph-properties fo:margin-left="0in" fo:margin-right="0in" fo:margin-top="0in" fo:margin-bottom="0.1665in" loext:contextual-spacing="false" fo:line-height="100%" fo:text-align="center" style:justify-single-word="false" fo:text-indent="0in" style:auto-text-indent="false" style:page-number="1"/>
    </style:style>
    <style:style style:name="P34" style:family="paragraph" style:parent-style-name="Heading_20_3">
      <style:paragraph-properties fo:margin-top="0in" fo:margin-bottom="0.1665in" loext:contextual-spacing="false" fo:line-height="100%" fo:text-align="end" style:justify-single-word="false"/>
    </style:style>
    <style:style style:name="P3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de4bjyaf5its"/><text:a xlink:type="simple" xlink:href="https://confluence.eng.nutanix.com:8443/display/DVM/Udacity+Nanodegree%3A+Hybrid+Cloud+Engineer" text:style-name="ListLabel_20_73" text:visited-style-name="ListLabel_20_73"><text:span text:style-name="T1">Udacity Nanodegree: Hybrid Cloud Engineer</text:span></text:a></text:p>
      <text:p text:style-name="P34"><text:bookmark text:name="_7pa02iw8bhy6"/>Last updated: 2020-06-04</text:p>
      <text:p text:style-name="Standard"><draw:rect text:anchor-type="as-char" style:rel-width="100%" draw:z-index="0" draw:style-name="gr1" draw:text-style-name="P35" svg:width="0.0012in" svg:height="0.0213in"><text:p/></draw:rect></text:p>
      <text:p text:style-name="Heading_20_2"><text:bookmark text:name="_k0qw4r8wjish"/>Course 1: Modern Private Cloud Infrastructure</text:p>
      <text:list xml:id="list1284400139" text:style-name="WWNum3">
        <text:list-item>
          <text:p text:style-name="P1">Nanodegree introduction: the role of the Hybrid Cloud Engineer</text:p>
          <text:list>
            <text:list-item>
              <text:p text:style-name="P13">Lesson 1-8: cut down ECA with quizzes</text:p>
            </text:list-item>
          </text:list>
        </text:list-item>
        <text:list-item>
          <text:p text:style-name="P1">Labs and Exercises:</text:p>
          <text:list>
            <text:list-item>
              <text:p text:style-name="P17">HCI Introduction</text:p>
            </text:list-item>
            <text:list-item>
              <text:p text:style-name="P17">Management and Operations</text:p>
            </text:list-item>
            <text:list-item>
              <text:p text:style-name="P17">Networking</text:p>
            </text:list-item>
            <text:list-item>
              <text:p text:style-name="P17">Security</text:p>
            </text:list-item>
            <text:list-item>
              <text:p text:style-name="P17">VM Management</text:p>
            </text:list-item>
            <text:list-item>
              <text:p text:style-name="P17">Deployment Scenarios</text:p>
            </text:list-item>
            <text:list-item>
              <text:p text:style-name="P17">Data Protection</text:p>
            </text:list-item>
          </text:list>
        </text:list-item>
        <text:list-item>
          <text:p text:style-name="P1">Review of Private Cloud</text:p>
        </text:list-item>
      </text:list>
      <text:p text:style-name="Heading_20_3"><text:bookmark text:name="_twnb40bofzie"/><text:span text:style-name="T3">Course 1 Project Proposal Document</text:span></text:p>
      <text:p text:style-name="Standard"><text:a xlink:type="simple" xlink:href="https://docs.google.com/document/d/1yAkJBdx9oyoYcfNVPx1sA3h_7fHa1BXRyWB9QzdItks/edit#heading=h.n8a6s96m0oy" text:style-name="ListLabel_20_73" text:visited-style-name="ListLabel_20_73"><text:span text:style-name="T1">Private Cloud HCI</text:span></text:a></text:p>
      <text:p text:style-name="Standard">Course scenarios to explore with team:</text:p>
      <text:list xml:id="list464710603" text:style-name="WWNum5">
        <text:list-item>
          <text:p text:style-name="P2">Multitenancy</text:p>
        </text:list-item>
        <text:list-item>
          <text:p text:style-name="P2">Using idle education on-prem clusters</text:p>
        </text:list-item>
        <text:list-item>
          <text:p text:style-name="P2"><text:soft-page-break/>Reducing project infra requirements for cost optimization</text:p>
        </text:list-item>
      </text:list>
      <text:p text:style-name="Standard"><draw:rect text:anchor-type="as-char" style:rel-width="100%" draw:z-index="1" draw:style-name="gr1" draw:text-style-name="P35" svg:width="0.0012in" svg:height="0.0213in"><text:p/></draw:rect></text:p>
      <text:p text:style-name="Heading_20_2"><text:bookmark text:name="_kzizdyjkp839"/>Course 2: On-Premise "Private Cloud" Automation</text:p>
      <text:p text:style-name="Standard">[ <text:a xlink:type="simple" xlink:href="https://drive.google.com/drive/folders/1Jqs7WTepEufzm4l4a4XgoqwBIsJIYe1u" text:style-name="ListLabel_20_73" text:visited-style-name="ListLabel_20_73"><text:span text:style-name="T1">Nutanix Course 2 Folder</text:span></text:a> || <text:a xlink:type="simple" xlink:href="https://drive.google.com/drive/folders/1C3nNTHU8GKmpV1GvlpQoFze5Y2eS_Rjm" text:style-name="ListLabel_20_73" text:visited-style-name="ListLabel_20_73"><text:span text:style-name="T1">Udacity Course 2 Folder</text:span></text:a> ]</text:p>
      <text:p text:style-name="Heading_20_3"><text:bookmark text:name="_5hndy588fj82"/><text:span text:style-name="T3">Course 2 Learning Objectives</text:span></text:p>
      <text:p text:style-name="Standard">Student will be able to (SWBAT):</text:p>
      <text:list xml:id="list2176649107" text:style-name="WWNum6">
        <text:list-item>
          <text:p text:style-name="P3">Model business governance requirements with projects for role based access controls resource quotas, and show back costs to delegate resource management for applications.</text:p>
        </text:list-item>
        <text:list-item>
          <text:p text:style-name="P3"><office:annotation office:name="__Annotation__59_95081728"><dc:creator>Mark Lavi</dc:creator><dc:date>2020-06-08T21:22:40</dc:date><text:p><text:span text:style-name="T5">Expand</text:span></text:p></office:annotation>VM IaaS, then application PaaS<office:annotation-end office:name="__Annotation__59_95081728"/></text:p>
        </text:list-item>
        <text:list-item>
          <text:p text:style-name="P3">Create, execute, and publish an application blueprint to enable delegated self-service, on-demand, automated private cloud workloads and life cycle operations.</text:p>
        </text:list-item>
      </text:list>
      <text:p text:style-name="Heading_20_3"><text:bookmark text:name="_v9348sk6ow8a"/>Course 2 Project Proposal Document</text:p>
      <text:p text:style-name="P21"><text:a xlink:type="simple" xlink:href="https://docs.google.com/document/d/1Y0ulqpMF6Atod_yBlaUwULdtIDDbKQWYHp8Rk1KUx6Y/edit" text:style-name="ListLabel_20_73" text:visited-style-name="ListLabel_20_73"><text:span text:style-name="T1">Private cloud automation: three tier web app</text:span></text:a></text:p>
      <text:list xml:id="list3078525910" text:style-name="WWNum7">
        <text:list-item>
          <text:p text:style-name="P4">What are the exercises that lead to the Course 2 Project?</text:p>
        </text:list-item>
        <text:list-item>
          <text:p text:style-name="P4">Solution set and grading rubric</text:p>
        </text:list-item>
      </text:list>
      <text:p text:style-name="Heading_20_3"><text:bookmark text:name="_abi0wki0tiem"/>Course 2 Outline</text:p>
      <text:list xml:id="list229762434" text:style-name="WWNum1">
        <text:list-item>
          <text:p text:style-name="P5">Lesson 1: Managing multiple cluster resources and workloads</text:p>
          <text:list>
            <text:list-item>
              <text:p text:style-name="P14">Learning Objectives:</text:p>
              <text:list>
                <text:list-item>
                  <text:p text:style-name="P22">Understand the difference between Prism Element and Central</text:p>
                </text:list-item>
                <text:list-item>
                  <text:p text:style-name="P22">Understand how to capacity plan and enable the Nutanix Prism Central control plane with Calm automation.</text:p>
                </text:list-item>
                <text:list-item>
                  <text:p text:style-name="P22">Learn how to model governance with identity management and Prism Central Projects</text:p>
                </text:list-item>
              </text:list>
            </text:list-item>
            <text:list-item>
              <text:p text:style-name="P14">Welcome to Course 2</text:p>
              <text:list>
                <text:list-item>
                  <text:p text:style-name="P22">ATOM: HEADER Meet your instructor : add link</text:p>
                </text:list-item>
                <text:list-item>
                  <text:p text:style-name="P22"><text:soft-page-break/>Course 2 overview</text:p>
                  <text:list>
                    <text:list-item>
                      <text:p text:style-name="P27">Multi-cluster, scale out control plane = a private cloud</text:p>
                    </text:list-item>
                    <text:list-item>
                      <text:p text:style-name="P27">Automation is the key to self-service</text:p>
                    </text:list-item>
                    <text:list-item>
                      <text:p text:style-name="P27">From the monolith to the scalable web application</text:p>
                    </text:list-item>
                  </text:list>
                </text:list-item>
              </text:list>
            </text:list-item>
            <text:list-item>
              <text:p text:style-name="P14">Concept: Prism Central</text:p>
              <text:list>
                <text:list-item>
                  <text:p text:style-name="P22">Prism Element control plane for a single Nutanix cluster</text:p>
                </text:list-item>
                <text:list-item>
                  <text:p text:style-name="P22">PC = Scale out control plane for multiple Nutanix clusters, cluster by hypervisor/hardware provider</text:p>
                </text:list-item>
                <text:list-item>
                  <text:p text:style-name="P22">Demo VIDEO: PC deployment sizing choices and discussion</text:p>
                </text:list-item>
                <text:list-item>
                  <text:p text:style-name="P22">Concept: warnings and alert logs for cluster resource management</text:p>
                </text:list-item>
                <text:list-item>
                  <text:p text:style-name="P22">Note that we will skip advanced PC workload management facilities: AIOps, sizer runway, etc.</text:p>
                </text:list-item>
              </text:list>
            </text:list-item>
            <text:list-item>
              <text:p text:style-name="P14">Quiz L1Q1: PE vs PC</text:p>
              <text:list>
                <text:list-item>
                  <text:p text:style-name="P22">Review answer</text:p>
                </text:list-item>
              </text:list>
            </text:list-item>
            <text:list-item>
              <text:p text:style-name="P18">Concept: Prism Central concepts for governance</text:p>
              <text:list>
                <text:list-item>
                  <text:p text:style-name="P23">Course 1 recap: Governance and business needs</text:p>
                </text:list-item>
                <text:list-item>
                  <text:p text:style-name="P23">Identity management</text:p>
                </text:list-item>
                <text:list-item>
                  <text:p text:style-name="P23">PC concept: RBAC: Role Based Access Control</text:p>
                </text:list-item>
                <text:list-item>
                  <text:p text:style-name="P23">PC concept: Categories</text:p>
                </text:list-item>
                <text:list-item>
                  <text:p text:style-name="P23">PC concept: Projects</text:p>
                  <text:list>
                    <text:list-item>
                      <text:p text:style-name="P28">Users and Roles: granular RBAC levels</text:p>
                    </text:list-item>
                  </text:list>
                </text:list-item>
                <text:list-item>
                  <text:p text:style-name="P22">PC concept: image management, categories, and clusters</text:p>
                </text:list-item>
              </text:list>
            </text:list-item>
            <text:list-item>
              <text:p text:style-name="P14">Quiz L1Q2: Map business requirement scenario to PC concepts</text:p>
              <text:list>
                <text:list-item>
                  <text:p text:style-name="P22"><text:soft-page-break/>Review answer</text:p>
                </text:list-item>
              </text:list>
            </text:list-item>
            <text:list-item>
              <text:p text:style-name="P18">Lesson Review: we learned to do TBD</text:p>
            </text:list-item>
          </text:list>
        </text:list-item>
        <text:list-item>
          <text:p text:style-name="P8">Lesson 2: Calm automation for application lifecycle management</text:p>
          <text:list>
            <text:list-item>
              <text:p text:style-name="P18">Lesson Learning Objectives:</text:p>
              <text:list>
                <text:list-item>
                  <text:p text:style-name="P22">Understand Calm automation and orchestration benefits</text:p>
                </text:list-item>
                <text:list-item>
                  <text:p text:style-name="P22">Publish blueprints to the marketplace for customer self-service, on-demand application workloads.</text:p>
                </text:list-item>
                <text:list-item>
                  <text:p text:style-name="P22">Complete a deployment, audit, and deprovision for for VM IaaS</text:p>
                </text:list-item>
                <text:list-item>
                  <text:p text:style-name="P22">Complete a deployment, audit, and deprovision for application lifecycle management.</text:p>
                </text:list-item>
              </text:list>
            </text:list-item>
            <text:list-item>
              <text:p text:style-name="P18">Calm Overview: automation for application lifecycle management</text:p>
              <text:list>
                <text:list-item>
                  <text:p text:style-name="P23">Concept: Calm enablement choices for capacity planning</text:p>
                </text:list-item>
                <text:list-item>
                  <text:p text:style-name="P23">Demo: Calm enablement (abbreviated video)</text:p>
                  <text:list>
                    <text:list-item>
                      <text:p text:style-name="P28"><text:a xlink:type="simple" xlink:href="https://github.com/mlavi/calmbootcamp/blob/master/what_is_calm/what_is_calm.rst" text:style-name="ListLabel_20_73" text:visited-style-name="ListLabel_20_73"><text:span text:style-name="T1">https://github.com/mlavi/calmbootcamp/blob/master/what_is_calm/what_is_calm.rst</text:span></text:a></text:p>
                    </text:list-item>
                  </text:list>
                </text:list-item>
                <text:list-item>
                  <text:p text:style-name="P23">Demo: Calm navigation, self-service applications on-demand under governance</text:p>
                </text:list-item>
                <text:list-item>
                  <text:p text:style-name="P23">Quiz: Calm automation does…</text:p>
                  <text:list>
                    <text:list-item>
                      <text:p text:style-name="P28">infra only</text:p>
                    </text:list-item>
                    <text:list-item>
                      <text:p text:style-name="P28">apps only</text:p>
                    </text:list-item>
                    <text:list-item>
                      <text:p text:style-name="P28">both (correct)</text:p>
                    </text:list-item>
                    <text:list-item>
                      <text:p text:style-name="P27">Review answer</text:p>
                    </text:list-item>
                  </text:list>
                </text:list-item>
              </text:list>
            </text:list-item>
            <text:list-item>
              <text:p text:style-name="P18">Calm governance:</text:p>
              <text:list>
                <text:list-item>
                  <text:p text:style-name="P23">Calm concept: Calm &gt; Settings &gt; Providers</text:p>
                  <text:list>
                    <text:list-item>
                      <text:p text:style-name="P28">Show Back Costs</text:p>
                    </text:list-item>
                  </text:list>
                </text:list-item>
                <text:list-item>
                  <text:p text:style-name="P23"><text:soft-page-break/>Calm concept: Projects</text:p>
                  <text:list>
                    <text:list-item>
                      <text:p text:style-name="P28">Extended from PC projects</text:p>
                    </text:list-item>
                    <text:list-item>
                      <text:p text:style-name="P28">Included Roles: RBAC levels of project admin, developer, consumer, operator</text:p>
                    </text:list-item>
                    <text:list-item>
                      <text:p text:style-name="P28">Quiz: match the role to privilege</text:p>
                      <text:list>
                        <text:list-item>
                          <text:p text:style-name="P30">Review answer</text:p>
                        </text:list-item>
                      </text:list>
                    </text:list-item>
                    <text:list-item>
                      <text:p text:style-name="P28">Walkthrough and Exercise: create your first project</text:p>
                      <text:list>
                        <text:list-item>
                          <text:p text:style-name="P31">Create project $STUDENTID-project</text:p>
                        </text:list-item>
                        <text:list-item>
                          <text:p text:style-name="P31">Add yourself as a project administrator</text:p>
                        </text:list-item>
                        <text:list-item>
                          <text:p text:style-name="P31">Add AHV cluster, do not use quotas.</text:p>
                        </text:list-item>
                        <text:list-item>
                          <text:p text:style-name="P31">Save and confirm your project</text:p>
                        </text:list-item>
                        <text:list-item>
                          <text:p text:style-name="P31">Review exercise: you created a project for governance</text:p>
                        </text:list-item>
                      </text:list>
                    </text:list-item>
                    <text:list-item>
                      <text:p text:style-name="P28">Calm concept: Projects, part 2</text:p>
                      <text:list>
                        <text:list-item>
                          <text:p text:style-name="P31">Provider Quotas</text:p>
                        </text:list-item>
                        <text:list-item>
                          <text:p text:style-name="P31">Environments</text:p>
                        </text:list-item>
                      </text:list>
                    </text:list-item>
                  </text:list>
                </text:list-item>
                <text:list-item>
                  <text:p text:style-name="P23">Calm concept: Nutanix Marketplace</text:p>
                  <text:list>
                    <text:list-item>
                      <text:p text:style-name="P28">Blueprint Publishing workflow</text:p>
                    </text:list-item>
                    <text:list-item>
                      <text:p text:style-name="P28">Self service: Nutanix Marketplace</text:p>
                    </text:list-item>
                    <text:list-item>
                      <text:p text:style-name="P28">Demo video: Project summary of my cluster</text:p>
                    </text:list-item>
                  </text:list>
                </text:list-item>
                <text:list-item>
                  <text:p text:style-name="P23">First steps with Calm in Prism Central</text:p>
                  <text:list>
                    <text:list-item>
                      <text:p text:style-name="P28">Walkthrough: Repurpose Calm bootcamp steps to perform “student see” for following exercise.</text:p>
                      <text:list>
                        <text:list-item>
                          <text:p text:style-name="P31">TBD: Things to look out for to troubleshoot problems on each step?</text:p>
                        </text:list-item>
                        <text:list-item>
                          <text:p text:style-name="P31"><text:soft-page-break/>Show troubleshooting web terminal?</text:p>
                        </text:list-item>
                        <text:list-item>
                          <text:p text:style-name="P31">Discuss why Linux (vs Windows license), SSH key password background (vs static password)</text:p>
                        </text:list-item>
                      </text:list>
                    </text:list-item>
                    <text:list-item>
                      <text:p text:style-name="P28">Exercise: deploy a workload on-prem for self service apps</text:p>
                      <text:list>
                        <text:list-item>
                          <text:p text:style-name="P31">Amend your first project with an environment and save</text:p>
                        </text:list-item>
                        <text:list-item>
                          <text:p text:style-name="P31">Publish LAMP blueprint under your project</text:p>
                        </text:list-item>
                        <text:list-item>
                          <text:p text:style-name="P31">Choose LAMP blueprint in marketplace, configure launch</text:p>
                        </text:list-item>
                        <text:list-item>
                          <text:p text:style-name="P31">Audit application deployment: LAMP</text:p>
                        </text:list-item>
                        <text:list-item>
                          <text:p text:style-name="P31">Review project use</text:p>
                        </text:list-item>
                        <text:list-item>
                          <text:p text:style-name="P31">Delete application</text:p>
                        </text:list-item>
                        <text:list-item>
                          <text:p text:style-name="P31">Review exercise: you managed your first application from creation to deletion with self-servic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Review lesson learnings:</text:p>
              <text:list>
                <text:list-item>
                  <text:p text:style-name="P23">Calm overview, governance, self-service life cycle management of an existing blueprint with auditing</text:p>
                </text:list-item>
              </text:list>
            </text:list-item>
          </text:list>
        </text:list-item>
        <text:list-item>
          <text:p text:style-name="P8">Lesson 3: Modeling application lifecycle with Calm blueprints</text:p>
          <text:list>
            <text:list-item>
              <text:p text:style-name="P18">Learning objectives:</text:p>
              <text:list>
                <text:list-item>
                  <text:p text:style-name="P22">Create a Calm blueprint to automate the configuration and deployment of a web server.</text:p>
                </text:list-item>
                <text:list-item>
                  <text:p text:style-name="P22">Publish and test the blueprint for self-service.</text:p>
                </text:list-item>
                <text:list-item>
                  <text:p text:style-name="P22">Understand blueprint lifecycle: development, publish, clone.</text:p>
                </text:list-item>
              </text:list>
            </text:list-item>
            <text:list-item>
              <text:p text:style-name="P18">Calm concept map: from DSL and Calm in Action, Calm Automation playlists?</text:p>
              <text:list>
                <text:list-item>
                  <text:p text:style-name="P23">Goals: make work reusable and modular (task library, settings, app profiles)</text:p>
                </text:list-item>
              </text:list>
            </text:list-item>
            <text:list-item>
              <text:p text:style-name="P18">Calm concept: Blueprint authoring and editing</text:p>
              <text:list>
                <text:list-item>
                  <text:p text:style-name="P23">The blueprint is an application lifecycle model</text:p>
                </text:list-item>
                <text:list-item>
                  <text:p text:style-name="P23"><text:soft-page-break/>Saving causes the model to be validated</text:p>
                </text:list-item>
                <text:list-item>
                  <text:p text:style-name="P23">Demo: create a blueprint, save and show troubleshooting tips</text:p>
                </text:list-item>
                <text:list-item>
                  <text:p text:style-name="P23">TBD: Things to look out for to troubleshoot problems?</text:p>
                </text:list-item>
              </text:list>
            </text:list-item>
            <text:list-item>
              <text:p text:style-name="P18">Calm concept: Services and Substrates</text:p>
              <text:list>
                <text:list-item>
                  <text:p text:style-name="P23">Calm concept: Run-time properties</text:p>
                </text:list-item>
                <text:list-item>
                  <text:p text:style-name="P23">Calm concept: Macros (Variables)</text:p>
                </text:list-item>
                <text:list-item>
                  <text:p text:style-name="P23">TBD: Walkthrough, Quiz</text:p>
                </text:list-item>
              </text:list>
            </text:list-item>
            <text:list-item>
              <text:p text:style-name="P18">Calm concept: Actions and Tasks</text:p>
              <text:list>
                <text:list-item>
                  <text:p text:style-name="P23">Calm concept: Task Library</text:p>
                </text:list-item>
                <text:list-item>
                  <text:p text:style-name="P23">TBD: Walkthrough, Exercise: to add Web server install, web server start, web server stop, web server restart</text:p>
                </text:list-item>
                <text:list-item>
                  <text:p text:style-name="P23">Discuss: why do we skip web server uninstall?</text:p>
                </text:list-item>
                <text:list-item>
                  <text:p text:style-name="P23">Quiz: why task library?</text:p>
                  <text:list>
                    <text:list-item>
                      <text:p text:style-name="P28">Cut down on typing and human error</text:p>
                    </text:list-item>
                    <text:list-item>
                      <text:p text:style-name="P28">Foster reuse</text:p>
                    </text:list-item>
                    <text:list-item>
                      <text:p text:style-name="P28">Scope?</text:p>
                    </text:list-item>
                    <text:list-item>
                      <text:p text:style-name="P28">TBD: Review answer</text:p>
                    </text:list-item>
                  </text:list>
                </text:list-item>
              </text:list>
            </text:list-item>
            <text:list-item>
              <text:p text:style-name="P18">Quiz: Calm blueprints</text:p>
              <text:list>
                <text:list-item>
                  <text:p text:style-name="P23">Substrate vs. service model bottoms up/top down?</text:p>
                </text:list-item>
                <text:list-item>
                  <text:p text:style-name="P23">Visio</text:p>
                </text:list-item>
                <text:list-item>
                  <text:p text:style-name="P23">TBD</text:p>
                </text:list-item>
                <text:list-item>
                  <text:p text:style-name="P23">Review answer</text:p>
                </text:list-item>
              </text:list>
            </text:list-item>
            <text:list-item>
              <text:p text:style-name="P18"><text:soft-page-break/>Your first Calm blueprint:</text:p>
              <text:list>
                <text:list-item>
                  <text:p text:style-name="P23">Learn and walkthrough, repurposed from <text:a xlink:type="simple" xlink:href="https://github.com/mlavi/calmbootcamp/blob/master/calm_linux_track/calm_linux_app/calm_linux_app.rst" text:style-name="ListLabel_20_73" text:visited-style-name="ListLabel_20_73"><text:span text:style-name="T1">https://github.com/mlavi/calmbootcamp/blob/master/calm_linux_track/calm_linux_app/calm_linux_app.rst</text:span></text:a>:</text:p>
                  <text:list>
                    <text:list-item>
                      <text:p text:style-name="P28"><text:a xlink:type="simple" xlink:href="https://github.com/mlavi/calmbootcamp/blob/master/calm_linux_track/calm_linux_app/calm_linux_app.rst#creating-a-blueprint" text:style-name="ListLabel_20_73" text:visited-style-name="ListLabel_20_73"><text:span text:style-name="T1">Creating a Blueprint</text:span></text:a></text:p>
                    </text:list-item>
                    <text:list-item>
                      <text:p text:style-name="P28"><text:a xlink:type="simple" xlink:href="https://github.com/mlavi/calmbootcamp/blob/master/calm_linux_track/calm_linux_app/calm_linux_app.rst#creating-credentials" text:style-name="ListLabel_20_73" text:visited-style-name="ListLabel_20_73"><text:span text:style-name="T1">Creating Credentials</text:span></text:a></text:p>
                    </text:list-item>
                    <text:list-item>
                      <text:p text:style-name="P28"><text:a xlink:type="simple" xlink:href="https://github.com/mlavi/calmbootcamp/blob/master/calm_linux_track/calm_linux_app/calm_linux_app.rst#defining-variables" text:style-name="ListLabel_20_73" text:visited-style-name="ListLabel_20_73"><text:span text:style-name="T1">Defining Variables</text:span></text:a> (skip on web server)</text:p>
                    </text:list-item>
                    <text:list-item>
                      <text:p text:style-name="P28"><text:a xlink:type="simple" xlink:href="https://github.com/mlavi/calmbootcamp/blob/master/calm_linux_track/calm_linux_app/calm_linux_app.rst#adding-a-downloadable-image" text:style-name="ListLabel_20_73" text:visited-style-name="ListLabel_20_73"><text:span text:style-name="T1">Adding a Downloadable Image</text:span></text:a></text:p>
                    </text:list-item>
                    <text:list-item>
                      <text:p text:style-name="P28"><text:a xlink:type="simple" xlink:href="https://github.com/mlavi/calmbootcamp/blob/master/calm_linux_track/calm_linux_app/calm_linux_app.rst#creating-the-database-service" text:style-name="ListLabel_20_73" text:visited-style-name="ListLabel_20_73"><text:span text:style-name="T1">Creating the Database Service</text:span></text:a> skeleton with <text:a xlink:type="simple" xlink:href="https://github.com/mlavi/calmbootcamp/blob/master/calm_linux_track/calm_linux_app/calm_linux_app.rst#creating-the-web-server-service" text:style-name="ListLabel_20_73" text:visited-style-name="ListLabel_20_73"><text:span text:style-name="T1">Creating the web server service</text:span></text:a> detail</text:p>
                    </text:list-item>
                  </text:list>
                </text:list-item>
                <text:list-item>
                  <text:p text:style-name="P23">Exercise: Linux web server as a monolithic VM</text:p>
                  <text:list>
                    <text:list-item>
                      <text:p text:style-name="P28">to accomplish the following:</text:p>
                      <text:list>
                        <text:list-item>
                          <text:p text:style-name="P31">Create blueprint $STUDENTID-web in your default student project</text:p>
                        </text:list-item>
                        <text:list-item>
                          <text:p text:style-name="P31">Create service1, rename to web 1, clone from environment, adjust properties</text:p>
                        </text:list-item>
                        <text:list-item>
                          <text:p text:style-name="P31">Save and troubleshoot any validation issues</text:p>
                        </text:list-item>
                        <text:list-item>
                          <text:p text:style-name="P31">Add install task</text:p>
                        </text:list-item>
                        <text:list-item>
                          <text:p text:style-name="P31">Save and troubleshoot any validation issues</text:p>
                        </text:list-item>
                        <text:list-item>
                          <text:p text:style-name="P31">Launch and Audit deployment</text:p>
                        </text:list-item>
                      </text:list>
                    </text:list-item>
                  </text:list>
                </text:list-item>
                <text:list-item>
                  <text:p text:style-name="P23">Review exercise: you did your first push button automated web server lifecycle with a few clicks.</text:p>
                </text:list-item>
                <text:list-item>
                  <text:p text:style-name="P23">Quiz: a new employee asks for a web server. What is the best answer to give them a repeatable, delegatable web server?</text:p>
                  <text:list>
                    <text:list-item>
                      <text:p text:style-name="P28">Insure external people or groups are in a new project, then Blueprint Publish, Approve, Add project(s) and Publish to Marketplace</text:p>
                    </text:list-item>
                    <text:list-item>
                      <text:p text:style-name="P28">Publish a web server blueprint to the default project in the marketplace.</text:p>
                    </text:list-item>
                    <text:list-item>
                      <text:p text:style-name="P28">Add people or groups to my project</text:p>
                    </text:list-item>
                    <text:list-item>
                      <text:p text:style-name="P28">Add people to in directory server groups</text:p>
                    </text:list-item>
                    <text:list-item>
                      <text:p text:style-name="P28"><text:soft-page-break/>All of the above steps are required</text:p>
                    </text:list-item>
                    <text:list-item>
                      <text:p text:style-name="P28">Any of the above steps will suffice (correct)</text:p>
                    </text:list-item>
                    <text:list-item>
                      <text:p text:style-name="P28">Review answer</text:p>
                    </text:list-item>
                  </text:list>
                </text:list-item>
              </text:list>
            </text:list-item>
            <text:list-item>
              <text:p text:style-name="P18">Blueprint lifecycle discussion</text:p>
              <text:list>
                <text:list-item>
                  <text:p text:style-name="P23">Clone blueprints inside Calm</text:p>
                  <text:list>
                    <text:list-item>
                      <text:p text:style-name="P28">What is dropped inside the same project? Credentials + secrets.</text:p>
                    </text:list-item>
                    <text:list-item>
                      <text:p text:style-name="P28">What is dropped outside the project? Potentially cluster, network, image.</text:p>
                    </text:list-item>
                    <text:list-item>
                      <text:p text:style-name="P28">What is dropped on export?</text:p>
                    </text:list-item>
                  </text:list>
                </text:list-item>
                <text:list-item>
                  <text:p text:style-name="P23">Blueprints are JSON</text:p>
                </text:list-item>
                <text:list-item>
                  <text:p text:style-name="P23">Download and Import blueprints (TBD: verify terms?)</text:p>
                </text:list-item>
              </text:list>
            </text:list-item>
            <text:list-item>
              <text:p text:style-name="P18">Lesson Review: we learned to do TBD</text:p>
            </text:list-item>
          </text:list>
        </text:list-item>
        <text:list-item>
          <text:p text:style-name="P8">Lesson 4: multi-tier web application (LAMP)</text:p>
          <text:list>
            <text:list-item>
              <text:p text:style-name="P14">Lesson learning objectives:</text:p>
              <text:list>
                <text:list-item>
                  <text:p text:style-name="P22">Add a database and load balancer to the blueprint to manage a three tier web application lifecycle and variable population</text:p>
                </text:list-item>
                <text:list-item>
                  <text:p text:style-name="P22">Configure delegatable scale-in and scale-out actions on a web application tier with orchestrated changes to the load balancer.</text:p>
                </text:list-item>
              </text:list>
            </text:list-item>
            <text:list-item>
              <text:p text:style-name="P18">Calm concept: Orchestration Dependencies</text:p>
            </text:list-item>
            <text:list-item>
              <text:p text:style-name="P18">Add the database service:</text:p>
              <text:list>
                <text:list-item>
                  <text:p text:style-name="P23">Walkthrough: Refactor the monolith, reuse the tasks!</text:p>
                </text:list-item>
                <text:list-item>
                  <text:p text:style-name="P23">Exercise:</text:p>
                  <text:list>
                    <text:list-item>
                      <text:p text:style-name="P28">Complete the <text:a xlink:type="simple" xlink:href="https://github.com/mlavi/calmbootcamp/blob/master/calm_linux_track/calm_linux_app/calm_linux_app.rst#creating-the-database-service" text:style-name="ListLabel_20_73" text:visited-style-name="ListLabel_20_73"><text:span text:style-name="T1">Creating the Database Service</text:span></text:a> skeleton</text:p>
                    </text:list-item>
                    <text:list-item>
                      <text:p text:style-name="P28">Delete the mysql tasks</text:p>
                    </text:list-item>
                    <text:list-item>
                      <text:p text:style-name="P28"><text:soft-page-break/>Add MySQL service and tasks to actions</text:p>
                    </text:list-item>
                    <text:list-item>
                      <text:p text:style-name="P28">Wire logical dependency</text:p>
                    </text:list-item>
                    <text:list-item>
                      <text:p text:style-name="P28">Save and launch to test</text:p>
                    </text:list-item>
                    <text:list-item>
                      <text:p text:style-name="P28">Review</text:p>
                    </text:list-item>
                  </text:list>
                </text:list-item>
                <text:list-item>
                  <text:p text:style-name="P23">Quiz: why is scalability important?</text:p>
                  <text:list>
                    <text:list-item>
                      <text:p text:style-name="P28">Single point of failure</text:p>
                    </text:list-item>
                    <text:list-item>
                      <text:p text:style-name="P28">How much time saved?</text:p>
                    </text:list-item>
                    <text:list-item>
                      <text:p text:style-name="P28">TBD</text:p>
                    </text:list-item>
                    <text:list-item>
                      <text:p text:style-name="P28">Review answer</text:p>
                    </text:list-item>
                  </text:list>
                </text:list-item>
              </text:list>
            </text:list-item>
            <text:list-item>
              <text:p text:style-name="P18">Add the load balancer service:</text:p>
              <text:list>
                <text:list-item>
                  <text:p text:style-name="P23">Walkthrough</text:p>
                </text:list-item>
                <text:list-item>
                  <text:p text:style-name="P23">Exercise: <text:a xlink:type="simple" xlink:href="https://github.com/mlavi/calmbootcamp/blob/master/calm_linux_track/calm_linux_app/calm_linux_app.rst#creating-the-load-balancer-service" text:style-name="ListLabel_20_73" text:visited-style-name="ListLabel_20_73"><text:span text:style-name="T1">Creating the load balancer service</text:span></text:a></text:p>
                </text:list-item>
                <text:list-item>
                  <text:p text:style-name="P23">Add tasks to the library?</text:p>
                  <text:list>
                    <text:list-item>
                      <text:p text:style-name="P28">TBD: can they be pre-made, are they global or scoped to project?</text:p>
                    </text:list-item>
                  </text:list>
                </text:list-item>
                <text:list-item>
                  <text:p text:style-name="P23">Review</text:p>
                </text:list-item>
              </text:list>
            </text:list-item>
            <text:list-item>
              <text:p text:style-name="P18">Concept: Orchestration dependencies across services</text:p>
              <text:list>
                <text:list-item>
                  <text:p text:style-name="P23">Walkthrough</text:p>
                </text:list-item>
                <text:list-item>
                  <text:p text:style-name="P26">Exercise: <text:a xlink:type="simple" xlink:href="https://github.com/mlavi/calmbootcamp/blob/master/calm_linux_track/calm_linux_app/calm_linux_app.rst#adding-dependencies" text:style-name="ListLabel_20_73" text:visited-style-name="ListLabel_20_73"><text:span text:style-name="T1">Adding dependencies</text:span></text:a></text:p>
                </text:list-item>
              </text:list>
            </text:list-item>
          </text:list>
        </text:list-item>
      </text:list>
      <text:p text:style-name="P32">Lesson 5:</text:p>
      <text:list xml:id="list60153431532647" text:continue-numbering="true" text:style-name="WWNum1">
        <text:list-item>
          <text:list>
            <text:list-item>
              <text:p text:style-name="P18">Calm concept: scale-in and scale-out web tier</text:p>
              <text:list>
                <text:list-item>
                  <text:p text:style-name="P23">Walkthrough</text:p>
                </text:list-item>
                <text:list-item>
                  <text:p text:style-name="P23"><text:soft-page-break/>Exercise: <text:a xlink:type="simple" xlink:href="https://github.com/mlavi/calmbootcamp/blob/master/calm_linux_track/calm_day2_linux/calm_day2_linux.rst#scaling-out" text:style-name="ListLabel_20_73" text:visited-style-name="ListLabel_20_73"><text:span text:style-name="T1">Scaling Out</text:span></text:a></text:p>
                  <text:list>
                    <text:list-item>
                      <text:p text:style-name="P28">Add web tier actions: scale in and scale out</text:p>
                    </text:list-item>
                    <text:list-item>
                      <text:p text:style-name="P28">Add load balancer task, orchestrate dependencies</text:p>
                    </text:list-item>
                    <text:list-item>
                      <text:p text:style-name="P28">Test deployment by launching blueprint</text:p>
                    </text:list-item>
                    <text:list-item>
                      <text:p text:style-name="P28">Post deployment action: scale out</text:p>
                    </text:list-item>
                    <text:list-item>
                      <text:p text:style-name="P28">Audit: Observe web tier population +1</text:p>
                    </text:list-item>
                    <text:list-item>
                      <text:p text:style-name="P28">Reload the load balancer to observe new node in rotation</text:p>
                    </text:list-item>
                    <text:list-item>
                      <text:p text:style-name="P28">Post deployment action: scale in</text:p>
                    </text:list-item>
                    <text:list-item>
                      <text:p text:style-name="P28">Audit: Observe web tier population +1</text:p>
                    </text:list-item>
                    <text:list-item>
                      <text:p text:style-name="P28">Reload the load balancer to observe new node no longer in rotation</text:p>
                    </text:list-item>
                    <text:list-item>
                      <text:p text:style-name="P28">Delete application</text:p>
                    </text:list-item>
                  </text:list>
                </text:list-item>
                <text:list-item>
                  <text:p text:style-name="P23">Add web scale tasks to the Task Library from blueprint by cut and paste? </text:p>
                </text:list-item>
              </text:list>
            </text:list-item>
            <text:list-item>
              <text:p text:style-name="P18">Lesson Review: we learned to test the deployment, scale the web tier in and out</text:p>
            </text:list-item>
          </text:list>
        </text:list-item>
        <text:list-item>
          <text:p text:style-name="P8"><office:annotation office:name="__Annotation__299_95081728"><dc:creator>Mark Lavi</dc:creator><dc:date>2020-06-08T20:58:22</dc:date><text:p><text:span text:style-name="T5">Depends on we want to add scope here or handle with next course</text:span></text:p></office:annotation>Lesson 5: Prism Central and Calm APIs for continuous ops?<office:annotation-end office:name="__Annotation__299_95081728"/></text:p>
        </text:list-item>
        <text:list-item>
          <text:p text:style-name="P11">Course 2 Review: Private Cloud Automation for self-service enterprise apps</text:p>
        </text:list-item>
      </text:list>
      <text:p text:style-name="Heading_20_2"><text:bookmark text:name="_35wxhem66muf"/>Course 3: Public and Hybrid Cloud Management</text:p>
      <text:list xml:id="list4073889131" text:style-name="WWNum2">
        <text:list-item>
          <text:p text:style-name="P9"><office:annotation office:name="__Annotation__311_95081728"><dc:creator>Mark Lavi</dc:creator><dc:date>2020-05-18T19:46:17</dc:date><text:p><text:span text:style-name="T5">Move to course 4?</text:span></text:p></office:annotation>Learning about Prism Central APIs</text:p>
          <text:list>
            <text:list-item>
              <text:p text:style-name="P19">Nutanix REST explorer/OpenAPI/Swagger</text:p>
            </text:list-item>
            <text:list-item>
              <text:p text:style-name="P19">TBD: Walkthrough, Exercise, Quiz?</text:p>
            </text:list-item>
            <text:list-item>
              <text:p text:style-name="P19">Reference: Nutanix.dev<office:annotation-end office:name="__Annotation__311_95081728"/></text:p>
            </text:list-item>
          </text:list>
        </text:list-item>
        <text:list-item>
          <text:p text:style-name="P9">Lesson 4: scale up the monolith?</text:p>
          <text:list>
            <text:list-item>
              <text:p text:style-name="P19"><text:soft-page-break/>Lesson learning objectives:</text:p>
            </text:list-item>
            <text:list-item>
              <text:p text:style-name="P19">Add MySQL DB tasks to library, add to monolith</text:p>
            </text:list-item>
            <text:list-item>
              <text:p text:style-name="P19"><office:annotation office:name="__Annotation__320_95081728"><dc:creator>Mark Lavi</dc:creator><dc:date>2020-06-08T17:21:50</dc:date><text:p><text:span text:style-name="T5">Defer: probably out of scope</text:span></text:p></office:annotation>Sidebar:</text:p>
              <text:list>
                <text:list-item>
                  <text:p text:style-name="P24">Scale up memory, vCPU with X-Play?</text:p>
                </text:list-item>
                <text:list-item>
                  <text:p text:style-name="P24">Protecting AHV VM workloads with microsegmentation with Flow policies<office:annotation-end office:name="__Annotation__320_95081728"/></text:p>
                </text:list-item>
              </text:list>
            </text:list-item>
            <text:list-item>
              <text:p text:style-name="P19">Lesson Review: we learned to do TBD</text:p>
            </text:list-item>
          </text:list>
        </text:list-item>
        <text:list-item>
          <text:p text:style-name="P9">Calm concept: Application Profiles</text:p>
          <text:list>
            <text:list-item>
              <text:p text:style-name="P15">Lesson learning objective: Configure an application profile to accommodate additional deployment scenarios.</text:p>
            </text:list-item>
            <text:list-item>
              <text:p text:style-name="P19">Less is more: the problem with delegating everything</text:p>
            </text:list-item>
            <text:list-item>
              <text:p text:style-name="P19">Deployment permutations: T-Shirt sizing</text:p>
            </text:list-item>
            <text:list-item>
              <text:p text:style-name="P19">A preview of course 3: a blueprint is inherently hybrid</text:p>
            </text:list-item>
            <text:list-item>
              <text:p text:style-name="P19">Your second Calm blueprint application profile!</text:p>
              <text:list>
                <text:list-item>
                  <text:p text:style-name="P24">Walkthrough: Repurpose Calm bootcamp steps to perform “monkey see” walkthrough for following exercise.</text:p>
                </text:list-item>
                <text:list-item>
                  <text:p text:style-name="P24">Exercise: Your first Calm blueprint: Linux web server as a monolithic VM</text:p>
                  <text:list>
                    <text:list-item>
                      <text:p text:style-name="P29">Create blueprint $STUDENTID-web in your default student project</text:p>
                    </text:list-item>
                    <text:list-item>
                      <text:p text:style-name="P29">Create service1, rename to web 1, clone from environment, adjust properties</text:p>
                    </text:list-item>
                    <text:list-item>
                      <text:p text:style-name="P29">Save and troubleshoot any validation issues</text:p>
                    </text:list-item>
                    <text:list-item>
                      <text:p text:style-name="P29">Add install task</text:p>
                    </text:list-item>
                    <text:list-item>
                      <text:p text:style-name="P29">Save and troubleshoot any validation issues</text:p>
                    </text:list-item>
                    <text:list-item>
                      <text:p text:style-name="P29">Launch and Audit deployment</text:p>
                    </text:list-item>
                    <text:list-item>
                      <text:p text:style-name="P29">Review exercise</text:p>
                    </text:list-item>
                  </text:list>
                </text:list-item>
                <text:list-item>
                  <text:p text:style-name="P24"><text:soft-page-break/>Quiz: what steps would be required to make a blueprint hybrid with a new provider?</text:p>
                  <text:list>
                    <text:list-item>
                      <text:p text:style-name="P29">Settings &gt; Provider &gt; Add New, Save, Verify<text:line-break/>Projects &gt; $STUDENTID: Add Provider,<text:line-break/>Blueprint &gt; Edit $blueprint, Select or Create App Profile, Add services from new provider, Save (correct)</text:p>
                    </text:list-item>
                    <text:list-item>
                      <text:p text:style-name="P29">TBD</text:p>
                    </text:list-item>
                    <text:list-item>
                      <text:p text:style-name="P29">Review answ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Public Cloud overview</text:p>
          <text:list>
            <text:list-item>
              <text:p text:style-name="P19">How to evaluate tradeoffs for SaaS/PaaS versus IaaS</text:p>
            </text:list-item>
          </text:list>
        </text:list-item>
        <text:list-item>
          <text:p text:style-name="P9">Public cloud concepts (will probably only be one provider, not two):</text:p>
          <text:list>
            <text:list-item>
              <text:p text:style-name="P19">AWS concepts:</text:p>
              <text:list>
                <text:list-item>
                  <text:p text:style-name="P24">Free tier</text:p>
                </text:list-item>
                <text:list-item>
                  <text:p text:style-name="P24">EC2 Regions and Availability Zones</text:p>
                </text:list-item>
                <text:list-item>
                  <text:p text:style-name="P24">AMI</text:p>
                </text:list-item>
                <text:list-item>
                  <text:p text:style-name="P24">Security Groups</text:p>
                </text:list-item>
                <text:list-item>
                  <text:p text:style-name="P24">IAM</text:p>
                </text:list-item>
                <text:list-item>
                  <text:p text:style-name="P24">VPC</text:p>
                </text:list-item>
                <text:list-item>
                  <text:p text:style-name="P24">Elastic IP</text:p>
                </text:list-item>
              </text:list>
            </text:list-item>
            <text:list-item>
              <text:p text:style-name="P19">Azure concepts:</text:p>
            </text:list-item>
            <text:list-item>
              <text:p text:style-name="P19">GCP concepts:</text:p>
              <text:list>
                <text:list-item>
                  <text:p text:style-name="P24">Projects</text:p>
                </text:list-item>
                <text:list-item>
                  <text:p text:style-name="P24">App Engine</text:p>
                </text:list-item>
                <text:list-item>
                  <text:p text:style-name="P24">etc.</text:p>
                </text:list-item>
              </text:list>
            </text:list-item>
          </text:list>
        </text:list-item>
        <text:list-item>
          <text:p text:style-name="P9">Demonstrate second public cloud steps</text:p>
        </text:list-item>
        <text:list-item>
          <text:p text:style-name="P9"><text:soft-page-break/>Global Load Balancing</text:p>
          <text:list>
            <text:list-item>
              <text:p text:style-name="P19">When to go PaaS: AWS ELB vs. App Balancer lock-in vs. HAProxy, F5, etc.</text:p>
            </text:list-item>
          </text:list>
        </text:list-item>
        <text:list-item>
          <text:p text:style-name="P9">Labs and Exercises:</text:p>
          <text:list>
            <text:list-item>
              <text:p text:style-name="P19">Lab: deploy off-prem to a public cloud</text:p>
              <text:list>
                <text:list-item>
                  <text:p text:style-name="P24">Provision AWS free tier</text:p>
                </text:list-item>
                <text:list-item>
                  <text:p text:style-name="P24">Create an IAM account</text:p>
                </text:list-item>
                <text:list-item>
                  <text:p text:style-name="P24">Create a VPC and security groups</text:p>
                </text:list-item>
                <text:list-item>
                  <text:p text:style-name="P24">Set up Calm &gt; Settings &gt; Provider for AWS</text:p>
                </text:list-item>
                <text:list-item>
                  <text:p text:style-name="P24">Create a new project: hybrid</text:p>
                </text:list-item>
                <text:list-item>
                  <text:p text:style-name="P24">Add AWS+AHV providers to hybrid project</text:p>
                </text:list-item>
                <text:list-item>
                  <text:p text:style-name="P24">Configure environments for AWS+AHV</text:p>
                </text:list-item>
                <text:list-item>
                  <text:p text:style-name="P24">Publish LAMP blueprint to hybrid project</text:p>
                </text:list-item>
                <text:list-item>
                  <text:p text:style-name="P24">Deploy LAMP to AHV</text:p>
                </text:list-item>
                <text:list-item>
                  <text:p text:style-name="P24">Deploy LAMP to AWS</text:p>
                </text:list-item>
              </text:list>
            </text:list-item>
            <text:list-item>
              <text:p text:style-name="P19">Lab: clone and modify LAMP</text:p>
              <text:list>
                <text:list-item>
                  <text:p text:style-name="P24">Hybrid deployment to AHV+AWS</text:p>
                </text:list-item>
                <text:list-item>
                  <text:p text:style-name="P24">Add global load balancing via AWS App balancer or HAProxy</text:p>
                </text:list-item>
                <text:list-item>
                  <text:p text:style-name="P24">Scale in and out AWS, AHV</text:p>
                </text:list-item>
                <text:list-item>
                  <text:p text:style-name="P24">Deploy and test a hybrid deployment, scale AWS and AHV independently</text:p>
                </text:list-item>
                <text:list-item>
                  <text:p text:style-name="P24">Trigger scale in or out via webhook API</text:p>
                </text:list-item>
              </text:list>
            </text:list-item>
            <text:list-item>
              <text:p text:style-name="P19">Repeat for Azure, GCP, Xi?</text:p>
            </text:list-item>
          </text:list>
        </text:list-item>
        <text:list-item>
          <text:p text:style-name="P9"><text:soft-page-break/><text:span text:style-name="T4"><office:annotation office:name="__Annotation__389_95081728"><dc:creator>Mark Lavi</dc:creator><dc:date>2020-06-08T17:25:37</dc:date><text:p><text:span text:style-name="T5">Mention in review that this could be done for Windows?</text:span></text:p></office:annotation></text:span><text:span text:style-name="T4">Lesson : Windows automation?</text:span></text:p>
          <text:list>
            <text:list-item>
              <text:p text:style-name="P19"><text:span text:style-name="T4">Analog overview</text:span></text:p>
            </text:list-item>
            <text:list-item>
              <text:p text:style-name="P19"><text:span text:style-name="T4">Lesson Review: we learned to do TBD</text:span><office:annotation-end office:name="__Annotation__389_95081728"/></text:p>
            </text:list-item>
          </text:list>
        </text:list-item>
        <text:list-item>
          <text:p text:style-name="P9">Enterprise Cloud Management (e.g. Beam)</text:p>
          <text:list>
            <text:list-item>
              <text:p text:style-name="P19">Cost management: spending models and remediation</text:p>
            </text:list-item>
            <text:list-item>
              <text:p text:style-name="P19">Security and compliance: reporting and remediation</text:p>
            </text:list-item>
          </text:list>
        </text:list-item>
        <text:list-item>
          <text:p text:style-name="P9">Review: hybrid cloud design and management</text:p>
        </text:list-item>
        <text:list-item>
          <text:p text:style-name="P12">Project: extend Course 3 project to a public cloud for a hybrid web tier with global load balancing.</text:p>
        </text:list-item>
      </text:list>
      <text:p text:style-name="Heading_20_2"><text:bookmark text:name="_h75f43qf86fp"/>Course 4: Hybrid Cloud Application Design and Infrastructure as Code</text:p>
      <text:list xml:id="list637986084" text:style-name="WWNum4">
        <text:list-item>
          <text:p text:style-name="P10">Introduction: Concepts and Strategies for Hybrid Cloud Design</text:p>
          <text:list>
            <text:list-item>
              <text:p text:style-name="P20">Infrastructure Providers</text:p>
            </text:list-item>
            <text:list-item>
              <text:p text:style-name="P20"><text:a xlink:type="simple" xlink:href="https://docs.google.com/document/d/1OzRYOZqcr_gp3fxseBEwBsCOXe9lWUADAnZ-NRBDPuM/edit?pli=1#heading=h.wnz1xm87cwau" text:style-name="ListLabel_20_73" text:visited-style-name="ListLabel_20_73"><text:span text:style-name="T1">The Fallacy of Lift and Shift:</text:span></text:a> from cloud first to cloud smart</text:p>
            </text:list-item>
            <text:list-item>
              <text:p text:style-name="P20">Pets vs Livestock</text:p>
            </text:list-item>
            <text:list-item>
              <text:p text:style-name="P20">DevOps</text:p>
            </text:list-item>
            <text:list-item>
              <text:p text:style-name="P20">Enterprise Clouds</text:p>
            </text:list-item>
          </text:list>
        </text:list-item>
        <text:list-item>
          <text:p text:style-name="P10">Automation Maturity</text:p>
          <text:list>
            <text:list-item>
              <text:p text:style-name="P20"><text:a xlink:type="simple" xlink:href="https://docs.google.com/document/d/1OzRYOZqcr_gp3fxseBEwBsCOXe9lWUADAnZ-NRBDPuM/edit?pli=1#heading=h.yu6iubxzh9kf" text:style-name="ListLabel_20_73" text:visited-style-name="ListLabel_20_73"><text:span text:style-name="T1">Stages 5, 6, and 9 from Pets to Cattle</text:span></text:a></text:p>
              <text:list>
                <text:list-item>
                  <text:p text:style-name="P25"><text:a xlink:type="simple" xlink:href="https://docs.google.com/document/d/1OzRYOZqcr_gp3fxseBEwBsCOXe9lWUADAnZ-NRBDPuM/edit?pli=1#heading=h.yu6iubxzh9kf" text:style-name="ListLabel_20_73" text:visited-style-name="ListLabel_20_73"><text:span text:style-name="T1">Synthesis with Scripting:<text:line-break/>Push Button Environments</text:span></text:a></text:p>
                </text:list-item>
                <text:list-item>
                  <text:p text:style-name="P25"><text:a xlink:type="simple" xlink:href="https://docs.google.com/document/d/1OzRYOZqcr_gp3fxseBEwBsCOXe9lWUADAnZ-NRBDPuM/edit?pli=1#heading=h.qugvf7s44yrd" text:style-name="ListLabel_20_73" text:visited-style-name="ListLabel_20_73"><text:span text:style-name="T1">Configuration Management:<text:line-break/>Shell Scripting on Steroids</text:span></text:a></text:p>
                </text:list-item>
                <text:list-item>
                  <text:p text:style-name="P25"><text:a xlink:type="simple" xlink:href="https://docs.google.com/document/d/1OzRYOZqcr_gp3fxseBEwBsCOXe9lWUADAnZ-NRBDPuM/edit?pli=1#heading=h.b2spuugwnuy2" text:style-name="ListLabel_20_73" text:visited-style-name="ListLabel_20_73"><text:span text:style-name="T1">Enterprise, Hybrid, and Multicloud Deployments</text:span></text:a></text:p>
                </text:list-item>
              </text:list>
            </text:list-item>
          </text:list>
        </text:list-item>
        <text:list-item>
          <text:p text:style-name="P10">Advanced Automation Topics (labs out of scope?)</text:p>
          <text:list>
            <text:list-item>
              <text:p text:style-name="P20"><text:soft-page-break/>Immutable infrastructure and build artifact overview</text:p>
            </text:list-item>
            <text:list-item>
              <text:p text:style-name="P20">Continuous Integration, Delivery, and Deployment overview</text:p>
            </text:list-item>
            <text:list-item>
              <text:p text:style-name="P20">Continuous Operations overview</text:p>
            </text:list-item>
          </text:list>
        </text:list-item>
        <text:list-item>
          <text:p text:style-name="P6">Lesson X: Global Load Balancing between infrastructure providers</text:p>
          <text:list>
            <text:list-item>
              <text:p text:style-name="P16">When to go PaaS: AWS ELB vs. App Balancer lock-in vs. HAProxy</text:p>
            </text:list-item>
          </text:list>
        </text:list-item>
        <text:list-item>
          <text:p text:style-name="P6">Lesson X: Hybrid Cloud Management</text:p>
          <text:list>
            <text:list-item>
              <text:p text:style-name="P16">Fiscal compliance: showback, metadata, reserved instances</text:p>
            </text:list-item>
            <text:list-item>
              <text:p text:style-name="P16">Security compliance</text:p>
            </text:list-item>
          </text:list>
        </text:list-item>
        <text:list-item>
          <text:p text:style-name="P10">Introduction/Setup your Python DSL environment</text:p>
        </text:list-item>
        <text:list-item>
          <text:p text:style-name="P10">Labs and exercises:</text:p>
          <text:list>
            <text:list-item>
              <text:p text:style-name="P20">Lab 1: Monolithic Linux VM</text:p>
              <text:list>
                <text:list-item>
                  <text:p text:style-name="P25">Exercise 1: create your own VM</text:p>
                </text:list-item>
              </text:list>
            </text:list-item>
            <text:list-item>
              <text:p text:style-name="P20">Lab 2: Cloud-init and shell script configuration</text:p>
              <text:list>
                <text:list-item>
                  <text:p text:style-name="P25">Exercise 2: create your own single VM app (a different web server, NGinX?) and do a test deployment</text:p>
                </text:list-item>
              </text:list>
            </text:list-item>
            <text:list-item>
              <text:p text:style-name="P20">Lab 3: Multi-service VM blueprint with orchestration dependencies</text:p>
              <text:list>
                <text:list-item>
                  <text:p text:style-name="P25">Exercise 3: create your own multi-service blueprint with different web server from Exercise 2 and do a test deployment</text:p>
                </text:list-item>
              </text:list>
            </text:list-item>
            <text:list-item>
              <text:p text:style-name="P20">Lab 4: Scale-in/out web tier action</text:p>
              <text:list>
                <text:list-item>
                  <text:p text:style-name="P25">Exercise 4: reuse your web server from Exercise 2 with a different minimum and maximum population and test</text:p>
                </text:list-item>
              </text:list>
            </text:list-item>
            <text:list-item>
              <text:p text:style-name="P20">Lab 5: Multi-cloud VM blueprint of web tier</text:p>
              <text:list>
                <text:list-item>
                  <text:p text:style-name="P25">Exercise 5: reuse your web server from Exercise 2 with a different minimum and maximum population and test</text:p>
                </text:list-item>
              </text:list>
            </text:list-item>
          </text:list>
        </text:list-item>
        <text:list-item>
          <text:p text:style-name="P10">Review: Automation Drives Hybrid Cloud Applications</text:p>
        </text:list-item>
        <text:list-item>
          <text:p text:style-name="P10"><text:soft-page-break/>Project 4: Hybrid Cloud 3-Tier Web Application</text:p>
          <text:list>
            <text:list-item>
              <text:p text:style-name="P20">Calm Python DSL blueprint: Load Balancer + hybrid Web-tier (on AHV+GCP)+ database via CoCo environment setup with <text:a xlink:type="simple" xlink:href="https://github.com/nutanix/calm-dsl/" text:style-name="ListLabel_20_73" text:visited-style-name="ListLabel_20_73"><text:span text:style-name="T1">https://github.com/nutanix/calm-dsl/</text:span></text:a></text:p>
            </text:list-item>
          </text:list>
        </text:list-item>
      </text:list>
      <text:list xml:id="list2909541667" text:style-name="WWNum8">
        <text:list-item>
          <text:p text:style-name="P7">Nanodegree fictional company scenario for each course projects and Capstone: on-demand hybrid cloud application deployment and management with fiscal and security govern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7" meta:paragraph-count="338" meta:word-count="2449" meta:character-count="14724" meta:non-whitespace-character-count="12930"/>
    <meta:generator>LibreOfficeDev/6.0.5.2$Linux_X86_64 LibreOffice_project/</meta:generator>
  </office:meta>
</office:document-meta>
</file>